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style:style>
    <style:style style:name="P3" style:family="paragraph">
      <style:paragraph-properties fo:line-height="115.00%" fo:text-align="left" fo:margin-bottom="10.00pt"/>
    </style:style>
  </office:automatic-styles>
  <office:body>
    <office:text>
      <text:p text:style-name="P1"><text:span text:style-name="T1"/></text:p>
      <text:p text:style-name="P1"><text:span text:style-name="T1"><text:s text:c="4"/>Who is the main user of Facebook?</text:span></text:p>
      <text:p text:style-name="P1"><text:span text:style-name="T1">The main user is anyone who wanrs to keep updated on whars going on with friends or communities or also share information.</text:span></text:p>
      <text:p text:style-name="P1"><text:span text:style-name="T1"><text:s text:c="4"/>What are the top 3 critical goals for that user?</text:span></text:p>
      <text:p text:style-name="P1"><text:span text:style-name="T1">Read the latest posts, create their own posts, and look at their latest notifications</text:span></text:p>
      <text:p text:style-name="P1"><text:span text:style-name="T1"><text:s text:c="4"/>What is the site's approximate information architecture? (in general -- don't get caught up in the details too much)</text:span></text:p>
      <text:p text:style-name="P2"><text:span text:style-name="T1">sign up/in &gt; Home page/ news feed<text:s text:c="5"/>Read extended comments</text:span></text:p>
      <text:p text:style-name="P2"><text:span text:style-name="T1"><text:s text:c="25"/>Create post<text:s text:c="29"/>edit profile</text:span></text:p>
      <text:p text:style-name="P2"><text:span text:style-name="T1"><text:s text:c="25"/>Comment<text:s text:c="33"/>messaging</text:span></text:p>
      <text:p text:style-name="P2"><text:span text:style-name="T1"><text:s text:c="25"/>Like<text:s text:c="45"/>chat</text:span></text:p>
      <text:p text:style-name="P2"><text:span text:style-name="T1"><text:s text:c="25"/>Read Notifications</text:span></text:p>
      <text:p text:style-name="P3"><text:span text:style-name="T1"><text:s text:c="4"/></text:span></text:p>
      <text:p text:style-name="P3"><text:span text:style-name="T1">For your top user goal, what is likely to make the user's experience particularly satisfying?</text:span></text:p>
      <text:p text:style-name="P3"><text:span text:style-name="T1">Being able to quickly respond &amp; view notifications as well as post and view comments and new posts.</text:span></text:p>
      <text:p text:style-name="P3"><text:span text:style-name="T1"><text:s text:c="4"/>To accomplish this goal, how does the user flow through the site's architecture? (ie. which pages are visited and what are clicked?)</text:span></text:p>
      <text:p text:style-name="P3"><text:span text:style-name="T1">When logged in every main feature is available and visible to you. The main features you click are videos, notifications and expanding comments. From there you can go further into setting, the search results, or individual groups. </text:span></text:p>
      <text:p text:style-name="P3"><text:span text:style-name="T1"><text:s text:c="4"/>What style(s) of navigation is/are used? Do they answer the key questions (Where am I and how did I get here? Where should I go next and how do I get there?)?</text:span></text:p>
      <text:p text:style-name="P3"><text:span text:style-name="T1">The top nav bar always stays the same. Side nav bar directs you everywhere else. Consistent logo placement always takes you home. Lots of windows are pop ups and can always be closed if you want to go back. It is very easy to navigate, however it can be more complicated when moving forward into something like say, settings and certain security features.</text:span></text:p>
      <text:p text:style-name="P3"><text:span text:style-name="T1"><text:s text:c="4"/>What does Facebook do well to allow the user to accomplish the top goal effectively, efficiently and with good satisfaction? Yes it does, most everything is above the fold and right there. Simply by scrolling down you can get unlimited new content. </text:span></text:p>
      <text:p text:style-name="P3"><text:span text:style-name="T1"><text:s text:c="4"/>What does Facebook do poorly when allowing the user to accomplish the top goal effectively, efficiently and with good satisfaction? Occasionally the news feed will jump back up to the top of the page. It tends to notify you of friends activities that aren't very important. This is the main problem of facebook having to guess what content you want to see. Another thing I've noticed as a user over the years is there is just so much content and features that it becomes somewhat cluttered and over bearing. It used to be so much cleaner and that was what I missed.</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